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c01" officeooo:paragraph-rsid="000afc01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0afc01" officeooo:paragraph-rsid="000afc01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officeooo:rsid="000afc01" officeooo:paragraph-rsid="000afc01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s à effectuer (réalisables automatiquement)</text:p>
      <text:p text:style-name="P2"/>
      <text:p text:style-name="P1"/>
      <text:p text:style-name="P3">Module Android</text:p>
      <text:p text:style-name="P1"/>
      <text:p text:style-name="P1">- Le téléchargement se fait-il correctement ? En temps raisonnable ?</text:p>
      <text:p text:style-name="P1"/>
      <text:p text:style-name="P1">Fonction : <text:span text:style-name="T1">public long downloadTimeTest(User user, LivreLibrary bookToDownload)</text:span></text:p>
      <text:p text:style-name="P1">Chemin : <text:span text:style-name="T1">"./src/JavaTest/src/Tests.java"</text:span></text:p>
      <text:p text:style-name="P1"><text:span text:style-name="T1"/></text:p>
      <text:p text:style-name="P1">- Est-il possible de diffuser des sons sans box ? (grâce aux haut-parleurs du téléphone) </text:p>
      <text:p text:style-name="P1">Fonction : <text:span text:style-name="T1">public boolean isDisplayedWithoutBox(User user)</text:span></text:p>
      <text:p text:style-name="P1">Chemin : <text:span text:style-name="T1">"./src/JavaTest/src/Tests.java"</text:span></text:p>
      <text:p text:style-name="P1"><text:span text:style-name="T1"/></text:p>
      <text:p text:style-name="P1">- Est-il possible d'enregistrer l'avancement d'une lecture ? (le mode "Reprendre ma lecture") </text:p>
      <text:p text:style-name="P1">Fonction : <text:span text:style-name="T1">public boolean isSavedCurrentBook(User user)</text:span></text:p>
      <text:p text:style-name="P1">Chemin : <text:span text:style-name="T1">"./src/JavaTest/src/Tests.java"</text:span></text:p>
      <text:p text:style-name="P1"><text:span text:style-name="T1"/></text:p>
      <text:p text:style-name="P1">- Le mode manuel fonctionne-t-il bien ? Est-il enregistré après fermeture de l'application ? </text:p>
      <text:p text:style-name="P1">Fonction : <text:span text:style-name="T1">public boolean isSavedManualMode(User user)</text:span></text:p>
      <text:p text:style-name="P1">Chemin : <text:span text:style-name="T1">"./src/JavaTest/src/Tests.java"</text:span></text:p>
      <text:p text:style-name="P1"><text:span text:style-name="T1"/></text:p>
      <text:p text:style-name="P1"/>
      <text:p text:style-name="P3">Module Raspberry pi</text:p>
      <text:p text:style-name="P1"/>
      <text:p text:style-name="P1">- La connexion à l'application se fait-elle correctement ? </text:p>
      <text:p text:style-name="P1">Fonction : <text:span text:style-name="T1">def isGoodConnection(user):</text:span></text:p>
      <text:p text:style-name="P1">Chemin : “<text:span text:style-name="T1">./src/PythonTest/test.py”</text:span></text:p>
      <text:p text:style-name="P1"/>
      <text:p text:style-name="P1">- Est-ce que les sons et les odeurs diffusées correpondent aux messages envoyés depuis l'application ? </text:p>
      <text:p text:style-name="P1">Fonction : <text:span text:style-name="T1">def isWellDisplayed(user) :</text:span></text:p>
      <text:p text:style-name="P1">Chemin : “<text:span text:style-name="T1">./src/PythonTest/test.py”</text:span></text:p>
      <text:p text:style-name="P1"/>
      <text:p text:style-name="P1"/>
      <text:p text:style-name="P3">Module Classification</text:p>
      <text:p text:style-name="P1"/>
      <text:p text:style-name="P1">- Apprentissage : Quel temps faut il mettre pour avoir un apprentissage ?</text:p>
      <text:p text:style-name="P1">Fonction : <text:span text:style-name="T1">def testTrainingTimeClassifior(user) :</text:span></text:p>
      <text:p text:style-name="P1">Chemin : <text:s/><text:span text:style-name="T1">“./src/PythonTest/test.py</text:span></text:p>
      <text:p text:style-name="P1"><text:span text:style-name="T1"/></text:p>
      <text:p text:style-name="P1">- Apprentissage : Quel pourcentage de réussite l'apprentissage a-t-il ? </text:p>
      <text:p text:style-name="P1">Fonction : <text:span text:style-name="T1">def testAccuracyTimeClassifior(user) :</text:span></text:p>
      <text:p text:style-name="P1">Chemin : <text:span text:style-name="T1">“./src/PythonTest/test.py”</text:span></text:p>
      <text:p text:style-name="P1"/>
      <text:p text:style-name="P1">- Apprentissage : Quel temps faut il pour associer une ambiance à un texte ? </text:p>
      <text:p text:style-name="P1">Fonction : <text:span text:style-name="T1">def testTimeClassifior(user) :</text:span></text:p>
      <text:p text:style-name="P1">Chemin : <text:span text:style-name="T1">“./src/PythonTest/test.py”</text:span></text:p>
      <text:p text:style-name="P1"><text:span text:style-name="T1"/></text:p>
      <text:p text:style-name="P1">- L'envoie d'un texte à la classification renvoie-t-elle une ambiance ? </text:p>
      <text:p text:style-name="P1">Fonction : <text:span text:style-name="T1">def testReturnAmbianceClassifior(user) :</text:span> </text:p>
      <text:p text:style-name="P1"><text:soft-page-break/>Chemin : <text:span text:style-name="T1">“./src/PythonTest/test.py”</text:span></text:p>
      <text:p text:style-name="P1"/>
      <text:p text:style-name="P1"/>
      <text:p text:style-name="P3">Module Communication Client Serveur</text:p>
      <text:p text:style-name="P1"/>
      <text:p text:style-name="P1">- La connexion entre l'application et le serveur lors du téléchargement se fait-elle correctement (et rapidement) ?</text:p>
      <text:p text:style-name="P1"/>
      <text:p text:style-name="P1"/>
      <text:p text:style-name="P1"/>
      <text:p text:style-name="P3">Base de Données</text:p>
      <text:p text:style-name="P1"/>
      <text:p text:style-name="P1">- Le format des livres est-il respecté ? </text:p>
      <text:p text:style-name="P1">Fonction : <text:span text:style-name="T1">def isRespectedFormat(user) :</text:span></text:p>
      <text:p text:style-name="P1">Chemin : <text:span text:style-name="T1">“./src/PythonTest/test.py”</text:span></text:p>
      <text:p text:style-name="P1"><text:span text:style-name="T1"/></text:p>
      <text:p text:style-name="P1">- La transition entre ePub et .txt se fait-elle bien (avec le module classification) ? </text:p>
      <text:p text:style-name="P1">Fonction : <text:span text:style-name="T1">def tranistionTxtToEpub(user) :</text:span> </text:p>
      <text:p text:style-name="P1">Chemin : <text:span text:style-name="T1">“./src/PythonTest/test.py”</text:span></text:p>
      <text:p text:style-name="P1"/>
      <text:p text:style-name="P1">- A-t-on une association d'un texte à une ambiance sonore et/ou olfactive ? </text:p>
      <text:p text:style-name="P1">Fonction : <text:span text:style-name="T1">def isAssociated(user) :</text:span></text:p>
      <text:p text:style-name="P1">Chemin : <text:span text:style-name="T1">“./src/PythonTest/test.py”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4:40:03.351512251</meta:creation-date>
    <dc:date>2019-02-06T14:50:37.677749156</dc:date>
    <meta:editing-duration>PT23S</meta:editing-duration>
    <meta:editing-cycles>1</meta:editing-cycles>
    <meta:document-statistic meta:table-count="0" meta:image-count="0" meta:object-count="0" meta:page-count="2" meta:paragraph-count="46" meta:word-count="308" meta:character-count="2376" meta:non-whitespace-character-count="2100"/>
    <meta:generator>LibreOffice/5.1.6.2$Linux_X86_64 LibreOffice_project/10m0$Build-2</meta:generator>
  </office:meta>
</office:document-meta>
</file>